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19.029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5.97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27.33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44.567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48.125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94])/(ROW()-2); &quot;&quot;)" office:value-type="percentage" office:value="1" calcext:value-type="percentage">
            <text:p>100%</text:p>
          </table:table-cell>
          <table:table-cell table:style-name="ce12" table:formula="of:=IF(NOT(ISBLANK([.C$1])); COUNTA([.C$2:.C94])/(ROW()-2); &quot;&quot;)" office:value-type="percentage" office:value="1" calcext:value-type="percentage">
            <text:p>100%</text:p>
          </table:table-cell>
          <table:table-cell table:style-name="ce12" table:formula="of:=IF(NOT(ISBLANK([.D$1])); COUNTA([.D$2:.D94])/(ROW()-2); &quot;&quot;)">
            <text:p/>
          </table:table-cell>
          <table:table-cell table:style-name="ce12" table:formula="of:=IF(NOT(ISBLANK([.E$1])); COUNTA([.E$2:.E94])/(ROW()-2); &quot;&quot;)">
            <text:p/>
          </table:table-cell>
          <table:table-cell table:style-name="ce12" table:formula="of:=IF(NOT(ISBLANK([.F$1])); COUNTA([.F$2:.F94])/(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79">
          <table:table-cell table:number-columns-repeated="1024"/>
        </table:table-row>
        <table:table-row table:style-name="ro1">
          <table:table-cell table:number-columns-repeated="1024"/>
        </table:table-row>
        <calcext:conditional-formats>
          <calcext:conditional-format calcext:target-range-address="Feuille1.A2:Feuille1.A17 Feuille1.A30:Feuille1.A1048576 Feuille1.A19:Feuille1.A19 Feuille1.B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30:Feuille1.A1048576 Feuille1.A19:Feuille1.A19 Feuille1.B2:Feuille1.AMJ1048576">
            <calcext:condition calcext:apply-style-name="Cell2" calcext:value="formula-is(AND(AND(NOT(ISBLANK([.A$1])); NOT(ISBLANK([.$A2]))); ISODD(ROW())))" calcext:base-cell-address="Feuille1.A2"/>
          </calcext:conditional-format>
          <calcext:conditional-format calcext:target-range-address="Feuille1.A18:Feuille1.A29">
            <calcext:condition calcext:apply-style-name="Cell" calcext:value="formula-is(AND(NOT(ISBLANK([.A$1])); NOT(ISBLANK([.$A18])); ISEVEN(ROW())))" calcext:base-cell-address="Feuille1.A18"/>
          </calcext:conditional-format>
          <calcext:conditional-format calcext:target-range-address="Feuille1.A18:Feuille1.A2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1">00/00/0000</text:date>, <text:time style:data-style-name="N2" text:time-value="19:00:26.10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1T19:07:44.214000000</dc:date>
    <meta:editing-duration>PT7H48M51S</meta:editing-duration>
    <meta:editing-cycles>50</meta:editing-cycles>
    <meta:generator>LibreOffice/7.3.2.2$Windows_X86_64 LibreOffice_project/49f2b1bff42cfccbd8f788c8dc32c1c309559be0</meta:generator>
    <meta:document-statistic meta:table-count="1" meta:cell-count="288" meta:object-count="0"/>
  </office:meta>
</office:document-meta>
</file>